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4ddc16" officeooo:paragraph-rsid="0007ea50" style:font-weight-asian="bold" style:font-weight-complex="bold"/>
    </style:style>
    <style:style style:name="P2" style:family="paragraph" style:parent-style-name="Standard">
      <style:text-properties officeooo:rsid="004ddc16" officeooo:paragraph-rsid="0007ea50"/>
    </style:style>
    <style:style style:name="P3" style:family="paragraph" style:parent-style-name="Standard">
      <style:text-properties fo:font-variant="normal" fo:text-transform="none" fo:color="#242729" style:font-name="Liberation Serif" fo:font-size="12pt" fo:letter-spacing="normal" fo:font-style="normal" fo:font-weight="normal" officeooo:rsid="004ddc16" officeooo:paragraph-rsid="0007ea50" style:font-size-asian="12pt" style:font-size-complex="12pt"/>
    </style:style>
    <style:style style:name="P4" style:family="paragraph" style:parent-style-name="Standard">
      <style:text-properties fo:font-variant="normal" fo:text-transform="none" fo:color="#242729" style:font-name="Liberation Serif" fo:font-size="12pt" fo:letter-spacing="normal" fo:font-style="normal" fo:font-weight="normal" officeooo:rsid="0055d682" officeooo:paragraph-rsid="0007ea50" style:font-size-asian="12pt" style:font-size-complex="12pt"/>
    </style:style>
    <style:style style:name="P5" style:family="paragraph" style:parent-style-name="Standard">
      <style:text-properties fo:font-variant="normal" fo:text-transform="none" fo:color="#242729" style:font-name="Liberation Serif" fo:font-size="12pt" fo:letter-spacing="normal" fo:font-style="normal" fo:font-weight="normal" officeooo:rsid="0065caac" officeooo:paragraph-rsid="0007ea50" style:font-size-asian="12pt" style:font-size-complex="12pt"/>
    </style:style>
    <style:style style:name="P6" style:family="paragraph" style:parent-style-name="Standard">
      <style:text-properties fo:font-variant="normal" fo:text-transform="none" fo:color="#242729" style:font-name="Liberation Serif" fo:font-size="12pt" fo:letter-spacing="normal" fo:font-style="italic" fo:font-weight="normal" officeooo:rsid="006389f9" officeooo:paragraph-rsid="0007ea50" style:font-size-asian="12pt" style:font-style-asian="italic" style:font-size-complex="12pt" style:font-style-complex="italic"/>
    </style:style>
    <style:style style:name="P7" style:family="paragraph" style:parent-style-name="Standard">
      <style:text-properties fo:font-variant="normal" fo:text-transform="none" fo:color="#242729" style:font-name="Liberation Serif" fo:font-size="12pt" fo:letter-spacing="normal" fo:font-style="italic" fo:font-weight="normal" officeooo:rsid="00647694" officeooo:paragraph-rsid="0007ea50" style:font-size-asian="12pt" style:font-style-asian="italic" style:font-size-complex="12pt" style:font-style-complex="italic"/>
    </style:style>
    <style:style style:name="P8" style:family="paragraph" style:parent-style-name="Standard">
      <style:text-properties fo:font-variant="normal" fo:text-transform="none" fo:color="#242729" style:font-name="Liberation Serif" fo:font-size="12pt" fo:letter-spacing="normal" fo:font-style="italic" fo:font-weight="normal" officeooo:rsid="00652219" officeooo:paragraph-rsid="0007ea50" style:font-size-asian="12pt" style:font-style-asian="italic" style:font-size-complex="12pt" style:font-style-complex="italic"/>
    </style:style>
    <style:style style:name="P9" style:family="paragraph" style:parent-style-name="Standard">
      <style:text-properties style:font-name="Liberation Serif" fo:font-size="12pt" officeooo:rsid="0055d682" officeooo:paragraph-rsid="0007ea50" style:font-size-asian="12pt" style:font-size-complex="12pt"/>
    </style:style>
    <style:style style:name="P10" style:family="paragraph" style:parent-style-name="Standard">
      <style:text-properties style:font-name="Liberation Serif" fo:font-size="12pt" officeooo:rsid="0065caac" officeooo:paragraph-rsid="0007ea50" style:font-size-asian="12pt" style:font-size-complex="12pt"/>
    </style:style>
    <style:style style:name="P11" style:family="paragraph" style:parent-style-name="Standard">
      <style:text-properties style:font-name="Liberation Serif" fo:font-size="12pt" officeooo:rsid="00673d4d" officeooo:paragraph-rsid="0007ea50" style:font-size-asian="12pt" style:font-size-complex="12pt"/>
    </style:style>
    <style:style style:name="P12" style:family="paragraph" style:parent-style-name="Standard">
      <style:text-properties style:font-name="Liberation Serif" fo:font-size="12pt" officeooo:rsid="004ddc16" officeooo:paragraph-rsid="0007ea50" style:font-size-asian="12pt" style:font-size-complex="12pt"/>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paragraph-rsid="0007ea50" style:font-size-asian="12pt" style:font-size-complex="12pt"/>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da8644" officeooo:paragraph-rsid="0007ea50" style:font-size-asian="12pt" style:font-size-complex="12pt"/>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italic" fo:font-weight="normal" officeooo:rsid="00da8644" officeooo:paragraph-rsid="0007ea50" style:font-size-asian="12pt" style:font-style-asian="italic" style:font-size-complex="12pt" style:font-style-complex="italic"/>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7ea50"/>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Liberation Serif" fo:font-size="12pt" officeooo:rsid="00da8644" officeooo:paragraph-rsid="0007ea50" style:font-size-asian="12pt" style:font-size-complex="12pt"/>
    </style:style>
    <style:style style:name="P18" style:family="paragraph" style:parent-style-name="Text_20_body">
      <style:paragraph-properties fo:margin-top="0cm" fo:margin-bottom="0cm" loext:contextual-spacing="false"/>
      <style:text-properties style:font-name="Liberation Serif" fo:font-size="12pt" officeooo:paragraph-rsid="0007ea50" style:font-size-asian="12pt" style:font-size-complex="12pt"/>
    </style:style>
    <style:style style:name="P19" style:family="paragraph" style:parent-style-name="Text_20_body">
      <style:paragraph-properties fo:margin-top="0cm" fo:margin-bottom="0cm" loext:contextual-spacing="false"/>
      <style:text-properties fo:font-variant="normal" fo:text-transform="none" fo:color="#242729" style:font-name="Liberation Serif" fo:font-size="12pt" fo:letter-spacing="normal" fo:font-style="normal" fo:font-weight="normal" officeooo:paragraph-rsid="0007ea50" style:font-size-asian="12pt" style:font-size-complex="12pt"/>
    </style:style>
    <style:style style:name="P20" style:family="paragraph" style:parent-style-name="Heading_20_1">
      <style:paragraph-properties fo:margin-top="0cm" fo:margin-bottom="0cm" loext:contextual-spacing="false"/>
      <style:text-properties fo:font-variant="normal" fo:text-transform="none" fo:color="#242729" style:font-name="Liberation Serif" fo:font-size="12pt" fo:letter-spacing="normal" fo:font-style="italic" fo:font-weight="normal" officeooo:paragraph-rsid="0007ea50" style:font-size-asian="12pt" style:font-style-asian="italic" style:font-size-complex="12pt" style:font-style-complex="italic"/>
    </style:style>
    <style:style style:name="P21" style:family="paragraph" style:parent-style-name="Heading_20_1">
      <style:paragraph-properties fo:margin-top="0.021cm" fo:margin-bottom="0cm" loext:contextual-spacing="false"/>
      <style:text-properties fo:font-variant="normal" fo:text-transform="none" fo:color="#242729" style:font-name="Liberation Serif" fo:font-size="12pt" fo:letter-spacing="normal" fo:font-style="italic" fo:font-weight="normal" officeooo:rsid="004ddc16" officeooo:paragraph-rsid="0007ea50" style:font-size-asian="12pt" style:font-style-asian="italic" style:font-size-complex="12pt" style:font-style-complex="italic"/>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paragraph-rsid="0007ea50" style:font-size-asian="12pt" style:font-size-complex="12pt"/>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0ac7c7" officeooo:paragraph-rsid="000ac7c7" style:font-size-asian="12pt" style:font-size-complex="12pt"/>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0b682a" officeooo:paragraph-rsid="000b682a" style:font-size-asian="12pt" style:font-size-complex="12pt"/>
    </style:style>
    <style:style style:name="T1" style:family="text">
      <style:text-properties style:font-name="Liberation Serif" fo:font-size="12pt" style:font-size-asian="12pt" style:font-size-complex="12pt"/>
    </style:style>
    <style:style style:name="T2" style:family="text">
      <style:text-properties fo:font-variant="normal" fo:text-transform="none" fo:color="#242729" style:font-name="Liberation Serif" fo:font-size="12pt" fo:letter-spacing="normal" fo:font-style="normal" fo:font-weight="normal" style:font-size-asian="12pt" style:font-size-complex="12pt"/>
    </style:style>
    <style:style style:name="T3" style:family="text">
      <style:text-properties fo:font-variant="normal" fo:text-transform="none" fo:color="#242729" style:font-name="Liberation Serif" fo:font-size="12pt" fo:letter-spacing="normal" fo:font-style="normal" fo:font-weight="normal" officeooo:rsid="00796d6a" style:font-size-asian="12pt" style:font-size-complex="12pt" loext:padding="0cm" loext:border="none"/>
    </style:style>
    <style:style style:name="T4" style:family="text">
      <style:text-properties fo:font-variant="normal" fo:text-transform="none" fo:color="#242729" style:font-name="Liberation Serif" fo:font-size="12pt" fo:letter-spacing="normal" fo:font-style="normal" fo:font-weight="normal" officeooo:rsid="007a4faf" style:font-size-asian="12pt" style:font-size-complex="12pt" loext:padding="0cm" loext:border="none"/>
    </style:style>
    <style:style style:name="T5"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6" style:family="text">
      <style:text-properties fo:font-variant="normal" fo:text-transform="none" fo:color="#242729" fo:letter-spacing="normal" fo:font-style="normal" fo:font-weight="normal"/>
    </style:style>
    <style:style style:name="T7" style:family="text">
      <style:text-properties fo:font-variant="normal" fo:text-transform="none" fo:color="#242729" fo:letter-spacing="normal" fo:font-style="normal" fo:font-weight="normal" officeooo:rsid="00796d6a" loext:padding="0cm" loext:border="none"/>
    </style:style>
    <style:style style:name="T8" style:family="text">
      <style:text-properties fo:font-variant="normal" fo:text-transform="none" fo:color="#242729" fo:letter-spacing="normal" fo:font-style="normal" fo:font-weight="normal" officeooo:rsid="007a4faf" loext:padding="0cm" loext:border="none"/>
    </style:style>
    <style:style style:name="T9" style:family="text">
      <style:text-properties fo:font-variant="normal" fo:text-transform="none" fo:color="#242729" fo:letter-spacing="normal" fo:font-style="italic" fo:font-weight="normal" style:font-style-asian="italic" style:font-style-complex="italic"/>
    </style:style>
    <style:style style:name="T10" style:family="text">
      <style:text-properties fo:font-variant="normal" fo:text-transform="none" fo:color="#242729" fo:letter-spacing="normal" fo:font-style="italic" fo:font-weight="normal" officeooo:rsid="00796d6a" style:font-style-asian="italic" style:font-style-complex="italic" loext:padding="0cm" loext:border="none"/>
    </style:style>
    <style:style style:name="T11" style:family="text">
      <style:text-properties fo:font-variant="normal" fo:text-transform="none" fo:color="#242729" fo:letter-spacing="normal" fo:font-style="italic" fo:font-weight="normal" officeooo:rsid="007a4faf" style:font-style-asian="italic" style:font-style-complex="italic" loext:padding="0cm" loext:border="none"/>
    </style:style>
    <style:style style:name="T12" style:family="text">
      <style:text-properties fo:font-variant="normal" fo:text-transform="none" fo:color="#242729" fo:letter-spacing="normal" fo:font-style="italic" fo:font-weight="normal" loext:padding="0cm" loext:border="none"/>
    </style:style>
    <style:style style:name="T13" style:family="text">
      <style:text-properties fo:font-variant="normal" fo:text-transform="none" fo:color="#242729" style:text-line-through-style="none" style:text-line-through-type="none" fo:letter-spacing="normal" fo:font-style="normal" style:text-underline-style="none" fo:font-weight="normal" style:text-blinking="false" loext:padding="0cm" loext:border="none"/>
    </style:style>
    <style:style style:name="T14" style:family="text">
      <style:text-properties fo:font-variant="normal" fo:text-transform="none" fo:color="#242729" style:font-name="Arial" fo:font-size="11.25pt" fo:letter-spacing="normal" fo:font-style="normal" fo:font-weight="normal" loext:padding="0cm" loext:border="none"/>
    </style:style>
    <style:style style:name="T15" style:family="text">
      <style:text-properties fo:font-variant="normal" fo:text-transform="none" fo:color="#242729" style:font-name="Arial" fo:font-size="11.25pt" fo:letter-spacing="normal" fo:font-style="normal" fo:font-weight="normal" officeooo:rsid="00796d6a" loext:padding="0cm" loext:border="none"/>
    </style:style>
    <style:style style:name="T16" style:family="text">
      <style:text-properties fo:font-variant="normal" fo:text-transform="none" fo:color="#242729" style:font-name="Arial" fo:font-size="11.25pt" fo:letter-spacing="normal" fo:font-style="normal" fo:font-weight="normal" officeooo:rsid="007a4faf" loext:padding="0cm" loext:border="none"/>
    </style:style>
    <style:style style:name="T17" style:family="text">
      <style:text-properties fo:font-variant="normal" fo:text-transform="none" fo:color="#005999"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18" style:family="text">
      <style:text-properties fo:font-variant="normal" fo:text-transform="none" fo:color="#005999" style:text-line-through-style="none" style:text-line-through-type="none" fo:letter-spacing="normal" fo:font-style="normal" style:text-underline-style="none" fo:font-weight="normal" style:text-blinking="false" loext:padding="0cm" loext:border="none"/>
    </style:style>
    <style:style style:name="T19" style:family="text">
      <style:text-properties fo:font-variant="normal" fo:text-transform="none" fo:color="#ff6600" fo:letter-spacing="normal" fo:font-style="normal" fo:font-weight="normal"/>
    </style:style>
    <style:style style:name="T20" style:family="text">
      <style:text-properties fo:font-variant="normal" fo:text-transform="none" fo:color="#801900" style:font-name="Courier 10 Pitch" fo:font-size="10pt" fo:letter-spacing="normal" fo:font-style="normal" fo:font-weight="normal" style:font-size-asian="10pt" style:font-size-complex="10pt"/>
    </style:style>
    <style:style style:name="T21" style:family="text">
      <style:text-properties fo:font-variant="normal" fo:text-transform="none" fo:color="#801900" style:font-name="Courier 10 Pitch" fo:font-size="10pt" fo:letter-spacing="normal" fo:font-style="normal" fo:font-weight="normal" officeooo:rsid="007a4faf" style:font-size-asian="10pt" style:font-size-complex="10pt" loext:padding="0cm" loext:border="none"/>
    </style:style>
    <style:style style:name="T22" style:family="text">
      <style:text-properties fo:font-variant="normal" fo:text-transform="none" fo:color="#801900" style:font-name="Courier 10 Pitch" fo:font-size="10pt" fo:letter-spacing="normal" fo:font-style="normal" fo:font-weight="normal" fo:background-color="#eff0f1" loext:char-shading-value="0" style:font-size-asian="10pt" style:font-size-complex="10pt"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Script:</text:p>
      <text:p text:style-name="P2">Angular 2 creators thought that, they can read the typed code <text:a xlink:type="simple" xlink:href="https://vsavkin.com/writing-angular-2-in-typescript-1fa77c78d8e8" text:style-name="Internet_20_link" text:visited-style-name="Visited_20_Internet_20_Link">faster</text:a> because types provide more context <text:span text:style-name="T1">to understand the code.</text:span></text:p>
      <text:p text:style-name="P3"/>
      <text:p text:style-name="P6">Relation to JavaScript</text:p>
      <text:p text:style-name="P2"><text:span text:style-name="T2">JavaScript is standardized through the ECMAScript standards. Not all browsers in use support all features of newer ECMAScript standards (see this </text:span><text:a xlink:type="simple" xlink:href="https://kangax.github.io/compat-table/es6/" text:style-name="Internet_20_link" text:visited-style-name="Visited_20_Internet_20_Link"><text:span text:style-name="T17">table</text:span></text:a><text:span text:style-name="T2">). TypeScript supports new ECMAScript standards and compiles them to (older) ECMAScript targets of your choosing (current targets are 3, 5 and 6 [a.k.a. 2015]). This means that you can use features of ES2015 and beyond, like modules, lambda functions, classes, the spread operator, destructuring, today. It also adds type support of course, which is not part of any ECMAScript standard and may likely never be due to the interpreted nature instead of compiled nature of JavaScript. The type system of TypeScript is relatively rich and includes: interfaces, enums, hybrid types, generics, union and intersection types, access modifiers and much more.</text:span></text:p>
      <text:p text:style-name="P4"/>
      <text:p text:style-name="P7">Relation to other JavaScript targeting languages</text:p>
      <text:p text:style-name="P9"><text:span text:style-name="T6">TypeScript has a unique philosophy compared to other languages that compile to JavaScript. </text:span><text:span text:style-name="T19">JavaScript code is valid TypeScript code</text:span><text:span text:style-name="T6">; TypeScript is a superset of JavaScript. You can almost rename your .js files to .ts files and start using TypeScript. TypeScript files are compiled to readable JavaScript, so that migration back is possible and understanding the compiled TypeScript is not hard at all. This way TypeScript builds on the successes of JavaScript while improving on its weaknesses.</text:span></text:p>
      <text:p text:style-name="P4"/>
      <text:p text:style-name="P9"><text:span text:style-name="T6">On the one hand, you have future proof tools that take modern ECMAScript standards and compile it down to older JavaScript versions with Babel being the most popular one. On the other hand, you have languages that may totally differ from JavaScript which target JavaScript, like Coffeescript, Clojure, Dart, Elm, Haxe, ScalaJs, and a whole host more (see this </text:span><text:a xlink:type="simple" xlink:href="https://github.com/jashkenas/coffeescript/wiki/List-of-languages-that-compile-to-JS" text:style-name="Internet_20_link" text:visited-style-name="Visited_20_Internet_20_Link">list</text:a><text:span text:style-name="T6">). These languages, though they might be better than where JavaScript's future might ever lead, run a greater risk of not finding enough adoption for their futures to be guaranteed. You might also have more trouble finding experienced developers for some of these languages, though the ones you will find can often be more enthusiastic.</text:span></text:p>
      <text:p text:style-name="P4"/>
      <text:p text:style-name="P8">Optionally static typing and type inference</text:p>
      <text:p text:style-name="P5">JavaScript is dynamically typed. This means JavaScript does not know what type a variable is until it is actually instantiated at run-time. This also means that it may be too late. TypeScript adds type support to JavaScript. Bugs that are caused by false assumptions of some variable being of a certain type can be completely eradicated if you play your cards right; how strict you type your code or if you type your code at all is up to you.</text:p>
      <text:p text:style-name="P5"/>
      <text:p text:style-name="P10"><text:span text:style-name="T6">TypeScript makes typing a bit easier and a lot less explicit by the usage of type inference. For example: </text:span><text:span text:style-name="T20">var x = "hello"</text:span><text:span text:style-name="T6"> in TypeScript is the same as </text:span><text:span text:style-name="T20">var x : string = "hello"</text:span><text:span text:style-name="T6">. The type is simply inferred from its use. Even it you don't explicitly type the types, they are still there to save you from doing something which otherwise would result in a run-time error.</text:span></text:p>
      <text:p text:style-name="P5"/>
      <text:p text:style-name="P11"><text:span text:style-name="T6">TypeScript is optionally typed by default. For example </text:span><text:span text:style-name="T20">function divideByTwo(x) { return <text:s/>x / 2 }</text:span><text:span text:style-name="T6"> is a valid function in TypeScript which can be called with any kind of parameter, even though calling it with a string will obviously result in a </text:span><text:span text:style-name="T9">runtime</text:span><text:span text:style-name="T6"> error. Just like you are used to in JavaScript. This works, because when no type was explicitly assigned and the type could not be inferred, like in the divideByTwo example, TypeScript will implicitly assign the type </text:span><text:span text:style-name="T20">any</text:span><text:span text:style-name="T6">. This means the </text:span><text:span text:style-name="T20">divideByTwo</text:span><text:span text:style-name="T6"> function's type signature automatically becomes </text:span><text:span text:style-name="T20">function divideByTwo(x : any) : any</text:span><text:span text:style-name="T6">. There is a compiler flag to disallow this behavior: </text:span><text:span text:style-name="T20">--noImplicitAny</text:span><text:span text:style-name="T6">. Enabling this flag gives you a greater degree of safety, but also means you will have to do more typing.</text:span></text:p>
      <text:p text:style-name="P11"><text:soft-page-break/><text:span text:style-name="T6">Types have a cost associated with them. First of all there is a learning curve, and second of all, of course, it will cost you a bit more time to set up a codebase using proper strict typing too. In my experience, these costs are totally worth it on any serious codebase you are sharing with others. </text:span><text:a xlink:type="simple" xlink:href="http://macbeth.cs.ucdavis.edu/lang_study.pdf" text:style-name="Internet_20_link" text:visited-style-name="Visited_20_Internet_20_Link"><text:span text:style-name="T18">A Large Scale Study of Programming Languages and Code Quality in Github</text:span></text:a><text:span text:style-name="T13"> </text:span><text:span text:style-name="T6">suggests that </text:span><text:span text:style-name="Emphasis"><text:span text:style-name="T12">"that statically typed languages in general are less defect prone than the dynamic types, and that strong typing is better than weak typing in the same regard."</text:span></text:span></text:p>
      <text:p text:style-name="P11"><text:span text:style-name="Emphasis"><text:span text:style-name="T14"/></text:span></text:p>
      <text:p text:style-name="P11"><text:span text:style-name="Emphasis"><text:span text:style-name="T10">Enhanced IDE support</text:span></text:span></text:p>
      <text:p text:style-name="P11"><text:span text:style-name="Emphasis"><text:span text:style-name="T7">The development experience with TypeScript is a great improvement over JavaScript. The IDE is informed in real-time by the TypeScript compiler on its rich type information. This gives a couple of major advantages. For example, with TypeScript you can safely do refactorings like renames across your entire codebase. Through code completion you can get inline help on whatever functions a library might offer. No more need to remember them or look them up in online references. Compilation errors are reported directly in the IDE with a red squiggly line while you are busy coding. All in all this allows for a significant gain in productivity compared to working with JavaScript. One can spend more time coding and less time debugging.</text:span></text:span></text:p>
      <text:p text:style-name="P11"><text:span text:style-name="Emphasis"><text:span text:style-name="T3"/></text:span></text:p>
      <text:p text:style-name="P11"><text:span text:style-name="Emphasis"><text:span text:style-name="T7">There is a wide range of IDEs that have excellent support for TypeScript, like Visual Studio &amp; VS code, Atom, Sublime, and IntelliJ/WebStorm.</text:span></text:span></text:p>
      <text:p text:style-name="P11"><text:span text:style-name="Emphasis"><text:span text:style-name="T15"/></text:span></text:p>
      <text:p text:style-name="P11"><text:span text:style-name="Emphasis"><text:span text:style-name="T11">Strict null checks</text:span></text:span></text:p>
      <text:p text:style-name="P11"><text:span text:style-name="Emphasis"><text:span text:style-name="T8">Runtime errors of the form </text:span></text:span><text:span text:style-name="Emphasis"><text:span text:style-name="T21">cannot read property 'x' of undefined</text:span></text:span><text:span text:style-name="Emphasis"><text:span text:style-name="T8"> or </text:span></text:span><text:span text:style-name="Emphasis"><text:span text:style-name="T21">undefined is not a function</text:span></text:span><text:span text:style-name="Emphasis"><text:span text:style-name="T8"> are very commonly caused by bugs in JavaScript code. Out of the box TypeScript already reduces the probability of these kinds of errors occurring, since one cannot use a variable that is not known to the TypeScript compiler (with the exception of properties of </text:span></text:span><text:span text:style-name="Emphasis"><text:span text:style-name="T21">any</text:span></text:span><text:span text:style-name="Emphasis"><text:span text:style-name="T8"> typed variables). It is still possible though to mistakenly utilize a variable that is set to </text:span></text:span><text:span text:style-name="Emphasis"><text:span text:style-name="T21">undefined</text:span></text:span><text:span text:style-name="Emphasis"><text:span text:style-name="T8">. However, with the 2.0 version of TypeScript you can eliminate these kinds of errors all together through the usage of non-nullable types. This works as follows:</text:span></text:span></text:p>
      <text:p text:style-name="P11"><text:span text:style-name="Emphasis"><text:span text:style-name="T4"/></text:span></text:p>
      <text:p text:style-name="P11"><text:span text:style-name="Emphasis"><text:span text:style-name="T8">With strict null checks enabled (</text:span></text:span><text:span text:style-name="Emphasis"><text:span text:style-name="T21">--strictNullChecks</text:span></text:span><text:span text:style-name="Emphasis"><text:span text:style-name="T8"> compiler flag) the TypeScript compiler will not allow </text:span></text:span><text:span text:style-name="Emphasis"><text:span text:style-name="T21">undefined</text:span></text:span><text:span text:style-name="Emphasis"><text:span text:style-name="T8"> to be assigned to a variable unless you explicitly declare it to be of nullable type. For example, </text:span></text:span><text:span text:style-name="Emphasis"><text:span text:style-name="T21">let x : number = undefined</text:span></text:span><text:span text:style-name="Emphasis"><text:span text:style-name="T8"> will result in a compile error. This fits perfectly with type theory, since </text:span></text:span><text:span text:style-name="Emphasis"><text:span text:style-name="T21">undefined</text:span></text:span><text:span text:style-name="Emphasis"><text:span text:style-name="T8"> is not a number. One can define </text:span></text:span><text:span text:style-name="Emphasis"><text:span text:style-name="T21">x</text:span></text:span><text:span text:style-name="Emphasis"><text:span text:style-name="T8"> to be a sum type of </text:span></text:span><text:span text:style-name="Emphasis"><text:span text:style-name="T21">number</text:span></text:span><text:span text:style-name="Emphasis"><text:span text:style-name="T8"> and </text:span></text:span><text:span text:style-name="Emphasis"><text:span text:style-name="T21">undefined</text:span></text:span><text:span text:style-name="Emphasis"><text:span text:style-name="T8"> to correct this: </text:span></text:span><text:span text:style-name="Emphasis"><text:span text:style-name="T21">let x : number | undefined = undefined</text:span></text:span><text:span text:style-name="Emphasis"><text:span text:style-name="T8">. The short hand notation is </text:span></text:span><text:span text:style-name="Emphasis"><text:span text:style-name="T21">let x : number? = undefined</text:span></text:span><text:span text:style-name="Emphasis"><text:span text:style-name="T8">.</text:span></text:span></text:p>
      <text:p text:style-name="P11"><text:span text:style-name="Emphasis"><text:span text:style-name="T4"/></text:span></text:p>
      <text:p text:style-name="P11"><text:span text:style-name="Emphasis"><text:span text:style-name="T8">Once a type is known to be nullable, meaning it is of a type that can also be of the value </text:span></text:span><text:span text:style-name="Emphasis"><text:span text:style-name="T21">null</text:span></text:span><text:span text:style-name="Emphasis"><text:span text:style-name="T8"> or </text:span></text:span><text:span text:style-name="Emphasis"><text:span text:style-name="T21">undefined</text:span></text:span><text:span text:style-name="Emphasis"><text:span text:style-name="T8">, the TypeScript compiler can determine through control flow based type analysis whether or not your code can safely use a variable or not. In other words when you check a variable is </text:span></text:span><text:span text:style-name="Emphasis"><text:span text:style-name="T21">undefined</text:span></text:span><text:span text:style-name="Emphasis"><text:span text:style-name="T8"> through for example an </text:span></text:span><text:span text:style-name="Emphasis"><text:span text:style-name="T21">if</text:span></text:span><text:span text:style-name="Emphasis"><text:span text:style-name="T8"> statement the TypeScript compiler will infer that the type in that branch of your code's control flow is not anymore nullable and therefore can safely be used. Here is a simple example:</text:span></text:span></text:p>
      <text:p text:style-name="P11"><text:span text:style-name="Emphasis"><text:span text:style-name="T16"/></text:span></text:p>
      <text:p text:style-name="P11"><text:span text:style-name="Emphasis"><text:span text:style-name="T21">let x : number?;</text:span></text:span></text:p>
      <text:p text:style-name="P11"><text:span text:style-name="Emphasis"><text:span text:style-name="T21">if (x !== undefined) x += 1; // this line will compile, because x is checked.</text:span></text:span></text:p>
      <text:p text:style-name="P11"><text:span text:style-name="Emphasis"><text:span text:style-name="T21">x += 1; // this line will fail compilation, because x might be undefined.</text:span></text:span></text:p>
      <text:p text:style-name="P4"/>
      <text:p text:style-name="P12"><text:span text:style-name="T6">During the build 2016 conference co-designer of TypeScript Anders Hejlsberg gave a detailed explanation and demonstration of this feature: </text:span><text:a xlink:type="simple" xlink:href="https://channel9.msdn.com/Events/Build/2016/B881" text:style-name="Internet_20_link" text:visited-style-name="Visited_20_Internet_20_Link"><text:span text:style-name="T18">video</text:span></text:a><text:span text:style-name="T13"> </text:span><text:span text:style-name="T6">(from 44:30 to 56:30).</text:span></text:p>
      <text:h text:style-name="P21" text:outline-level="1"><text:soft-page-break/>Compilation</text:h>
      <text:p text:style-name="P16"><text:span text:style-name="T2">To use TypeScript you need a build process to compile to JavaScript code. The build process generally takes only a couple of seconds depending of course on the size of your project. The TypeScript compiler supports incremental compilation (</text:span><text:span text:style-name="Source_20_Text"><text:span text:style-name="T22">--watch</text:span></text:span><text:span text:style-name="Source_20_Text"><text:span text:style-name="T5"> </text:span></text:span><text:span text:style-name="T2">compiler flag), so that all subsequent changes can be compiled at greater speed.</text:span></text:p>
      <text:p text:style-name="P16"><text:span text:style-name="T2">The TypeScript compiler can inline source map information in the generated .js files or create separate .map files. Source map information can be used by debugging utilities like the Chrome DevTools and other IDE's to relate the lines in the JavaScript to the ones that generated them in the TypeScript. This makes it possible for you to set breakpoints and inspect variables during runtime directly on your TypeScript code. Source map information works pretty good, it was around long before TypeScript, but debugging TypeScript is generally not as great as when using JavaScript directly. Take the </text:span><text:span text:style-name="Source_20_Text"><text:span text:style-name="T22">this</text:span></text:span><text:span text:style-name="Source_20_Text"><text:span text:style-name="T5"> </text:span></text:span><text:span text:style-name="T2">keyword for example. Due to the changed semantics of the </text:span><text:span text:style-name="Source_20_Text"><text:span text:style-name="T22">this</text:span></text:span><text:span text:style-name="Source_20_Text"><text:span text:style-name="T5"> </text:span></text:span><text:span text:style-name="T2">keyword around closures since ES2015, </text:span><text:span text:style-name="Source_20_Text"><text:span text:style-name="T22">this</text:span></text:span><text:span text:style-name="Source_20_Text"><text:span text:style-name="T5"> </text:span></text:span><text:span text:style-name="T2">may actually exists during runtime as a variable called </text:span><text:span text:style-name="Source_20_Text"><text:span text:style-name="T22">_this</text:span></text:span><text:span text:style-name="Source_20_Text"><text:span text:style-name="T5"> </text:span></text:span><text:span text:style-name="T2">(see </text:span><text:a xlink:type="simple" xlink:href="https://stackoverflow.com/questions/30056593/visual-studio-shows-wrong-value-for-this-in-typescript/30070859#30070859" text:style-name="Internet_20_link" text:visited-style-name="Visited_20_Internet_20_Link"><text:span text:style-name="T17">this answer</text:span></text:a><text:span text:style-name="T2">). This may confuse you during debugging, but generally is not a problem if you know about it or inspect the JavaScript code. It should be noted that Babel suffers the exact same kind of issue.</text:span></text:p>
      <text:p text:style-name="P16"><text:span text:style-name="T2">There are a few other tricks the TypeScript compiler can do, like generating intercepting code based on </text:span><text:a xlink:type="simple" xlink:href="https://stackoverflow.com/q/29775830/1860591" text:style-name="Internet_20_link" text:visited-style-name="Visited_20_Internet_20_Link"><text:span text:style-name="T17">decorators</text:span></text:a><text:span text:style-name="T2">, generating module loading code for different module systems and parsing </text:span><text:a xlink:type="simple" xlink:href="https://github.com/Microsoft/TypeScript/wiki/JSX" text:style-name="Internet_20_link" text:visited-style-name="Visited_20_Internet_20_Link"><text:span text:style-name="T17">JSX</text:span></text:a><text:span text:style-name="T2">. However, you will likely require a build tool besides the Typescript compiler. For example if you want to compress your code you will have to add other tools to your build process to do so.</text:span></text:p>
      <text:p text:style-name="P18"/>
      <text:p text:style-name="P18"><text:span text:style-name="T6">There are TypeScript compilation plugins available for </text:span><text:a xlink:type="simple" xlink:href="https://github.com/TypeStrong/ts-loader" text:style-name="Internet_20_link" text:visited-style-name="Visited_20_Internet_20_Link"><text:span text:style-name="T18">Webpack</text:span></text:a><text:span text:style-name="T6">, </text:span><text:a xlink:type="simple" xlink:href="https://www.npmjs.com/package/gulp-typescript" text:style-name="Internet_20_link" text:visited-style-name="Visited_20_Internet_20_Link"><text:span text:style-name="T18">Gulp</text:span></text:a><text:span text:style-name="T6">, </text:span><text:a xlink:type="simple" xlink:href="https://www.npmjs.com/package/grunt-typescript" text:style-name="Internet_20_link" text:visited-style-name="Visited_20_Internet_20_Link"><text:span text:style-name="T18">Grunt</text:span></text:a><text:span text:style-name="T13"> </text:span><text:span text:style-name="T6">and pretty much any other JavaScript build tool out there. The TypeScript documentation has a section on </text:span><text:a xlink:type="simple" xlink:href="https://www.typescriptlang.org/docs/handbook/integrating-with-build-tools.html" text:style-name="Internet_20_link" text:visited-style-name="Visited_20_Internet_20_Link"><text:span text:style-name="T18">integrating with build tools</text:span></text:a><text:span text:style-name="T13"> </text:span><text:span text:style-name="T6">covering them all. A </text:span><text:a xlink:type="simple" xlink:href="https://www.npmjs.com/package/tslint" text:style-name="Internet_20_link" text:visited-style-name="Visited_20_Internet_20_Link"><text:span text:style-name="T18">linter</text:span></text:a><text:span text:style-name="T13"> </text:span><text:span text:style-name="T6">is also available in case you would like even more build time checking. There are also a great number of seed projects out there that will get you started with TypeScript in combination with a bunch of other technologies like Angular 2, React, Ember, SystemJs, WebPack, Gulp, etc.</text:span></text:p>
      <text:p text:style-name="P19"/>
      <text:h text:style-name="P20" text:outline-level="1">JavaScript interoperability</text:h>
      <text:p text:style-name="P16"><text:span text:style-name="T2">Since TypeScript is so closely related to JavaScript it has great interoperability capabilities, but some extra work is required to work with JavaScript libraries in TypeScript. </text:span><text:a xlink:type="simple" xlink:href="http://www.typescriptlang.org/docs/handbook/namespaces.html" text:style-name="Internet_20_link" text:visited-style-name="Visited_20_Internet_20_Link">TypeScript definitions</text:a><text:span text:style-name="T17"> </text:span><text:span text:style-name="T2">are needed so that the TypeScript compiler understands that function calls like </text:span><text:span text:style-name="Source_20_Text"><text:span text:style-name="T22">_.groupBy</text:span></text:span><text:span text:style-name="Source_20_Text"><text:span text:style-name="T5"> </text:span></text:span><text:span text:style-name="T2">or </text:span><text:span text:style-name="Source_20_Text"><text:span text:style-name="T22">angular.copy</text:span></text:span><text:span text:style-name="Source_20_Text"><text:span text:style-name="T5"> </text:span></text:span><text:span text:style-name="T2">or </text:span><text:span text:style-name="Source_20_Text"><text:span text:style-name="T22">$.fadeOut</text:span></text:span><text:span text:style-name="Source_20_Text"><text:span text:style-name="T5"> </text:span></text:span><text:span text:style-name="T2">are not in fact illegal statements. The definitions for these functions are placed in </text:span><text:span text:style-name="Source_20_Text"><text:span text:style-name="T22">.d.ts</text:span></text:span><text:span text:style-name="Source_20_Text"><text:span text:style-name="T5"> </text:span></text:span><text:span text:style-name="T2">files.</text:span></text:p>
      <text:p text:style-name="P16"><text:span text:style-name="T2">The simplest form a definition can take is to allow an identifier to be used in any way. For example, when using </text:span><text:a xlink:type="simple" xlink:href="https://lodash.com/" text:style-name="Internet_20_link" text:visited-style-name="Visited_20_Internet_20_Link"><text:span text:style-name="T17">Lodash</text:span></text:a><text:span text:style-name="T2">, a single line definition file </text:span><text:span text:style-name="Source_20_Text"><text:span text:style-name="T22">declare var _ : any</text:span></text:span><text:span text:style-name="Source_20_Text"><text:span text:style-name="T5"> </text:span></text:span><text:span text:style-name="T2">will allow you to call any function you want on </text:span><text:span text:style-name="Source_20_Text"><text:span text:style-name="T22">_</text:span></text:span><text:span text:style-name="T2">, but then of course you are also still able to make mistakes: </text:span><text:span text:style-name="Source_20_Text"><text:span text:style-name="T22">_.foobar()</text:span></text:span><text:span text:style-name="Source_20_Text"><text:span text:style-name="T5"> </text:span></text:span><text:span text:style-name="T2">would be a legal TypeScript call, but is of course an illegal call at run-time. If you want proper type support and code completion your definition file needs to to be more exact (see </text:span><text:a xlink:type="simple" xlink:href="https://github.com/DefinitelyTyped/DefinitelyTyped/tree/master/lodash" text:style-name="Internet_20_link" text:visited-style-name="Visited_20_Internet_20_Link"><text:span text:style-name="T17">lodash definitions</text:span></text:a><text:span text:style-name="T2">for an example).</text:span></text:p>
      <text:p text:style-name="P16"><text:soft-page-break/><text:a xlink:type="simple" xlink:href="https://www.npmjs.com/" text:style-name="Internet_20_link" text:visited-style-name="Visited_20_Internet_20_Link">Npm modules</text:a><text:span text:style-name="T17"> </text:span><text:span text:style-name="T2">that come pre-packaged with their own type definitions are automatically understood by the TypeScript compiler (see </text:span><text:a xlink:type="simple" xlink:href="https://www.typescriptlang.org/docs/handbook/typings-for-npm-packages.html" text:style-name="Internet_20_link" text:visited-style-name="Visited_20_Internet_20_Link"><text:span text:style-name="T17">documentation</text:span></text:a><text:span text:style-name="T2">). For pretty much any other semi-popular JavaScript library that does not include its own definitions (most projects at this point) somebody out there has already made a </text:span><text:span text:style-name="Source_20_Text"><text:span text:style-name="T22">.d.ts</text:span></text:span><text:span text:style-name="Source_20_Text"><text:span text:style-name="T5"> </text:span></text:span><text:span text:style-name="T2">file. These can be downloaded and managed with a command line tool called </text:span><text:a xlink:type="simple" xlink:href="https://github.com/typings/typings" text:style-name="Internet_20_link" text:visited-style-name="Visited_20_Internet_20_Link"><text:span text:style-name="T17">Typings</text:span></text:a><text:span text:style-name="T2">. Typings gets most of its type definitions from a Github repository called </text:span><text:a xlink:type="simple" xlink:href="https://github.com/DefinitelyTyped/DefinitelyTyped/" text:style-name="Internet_20_link" text:visited-style-name="Visited_20_Internet_20_Link"><text:span text:style-name="T17">DefinitelyTyped</text:span></text:a><text:span text:style-name="T2">, but is also able to get them via other source like Github, Npm, Bower, etc. After installing Typings you can run </text:span><text:span text:style-name="Source_20_Text"><text:span text:style-name="T22">typings install lodash</text:span></text:span><text:span text:style-name="Source_20_Text"><text:span text:style-name="T5"> </text:span></text:span><text:span text:style-name="T2">on the command-line in your project directory and you will be ready to start using Lodash. Now your IDE will tell you exactly which Lodash functions are available when you type </text:span><text:span text:style-name="Source_20_Text"><text:span text:style-name="T22">_.</text:span></text:span><text:span text:style-name="Source_20_Text"><text:span text:style-name="T5"> </text:span></text:span><text:span text:style-name="T2">in your editor.</text:span></text:p>
      <text:p text:style-name="P13"/>
      <text:p text:style-name="P13">There is one caveat: the TypeScript definitions must match the version of the library you are using at runtime. If they do not, TypeScript might disallow you from calling a function or dereferencing a variable that exist or allow you to call a function or dereference a variable that does not exist. Typings uses a registry to be able to provide different versions of definitions. This is a fairly recent development and to be honest there are not a lot of different versions of libraries available yet, so often times times it is simply the best to use the latest version of a library as definitions tend to be up to date.</text:p>
      <text:p text:style-name="P13">To be honest, there is a slight hassle to this and it may be one of the reasons you do not choose TypeScript, but instead go for something like Babel that does not suffer from having to get type definitions at all. On the other hand, if you know what you are doing you can easily overcome any kind of issues caused by incorrect or missing definition files.</text:p>
      <text:p text:style-name="P13"/>
      <text:p text:style-name="P15">Converting from JavaScript to TypeScript</text:p>
      <text:p text:style-name="P17"><text:span text:style-name="T6">Any </text:span><text:span text:style-name="T20">.js</text:span><text:span text:style-name="T6"> file can be renamed to a </text:span><text:span text:style-name="T20">.ts</text:span><text:span text:style-name="T6"> and ran through the TypeScript compiler to get syntactically the same JavaScript code as an output (if it was syntactically correct in the first place). Even when the TypeScript compiler gets compilation errors it will still produce a </text:span><text:span text:style-name="T20">.js</text:span><text:span text:style-name="T6"> file. It can even accept </text:span><text:span text:style-name="T20">.js</text:span><text:span text:style-name="T6"> files as input with the </text:span><text:span text:style-name="T20">--allowJs</text:span><text:span text:style-name="T6"> flag. This allows you to start with TypeScript right away. Unfortunately compilation errors are likely to occur in the beginning. One does need to remember that these are not show-stopping errors like you may be used to with other compilers.</text:span></text:p>
      <text:p text:style-name="P14"/>
      <text:p text:style-name="P17"><text:span text:style-name="T6">The compilation errors one gets in the beginning when converting a JavaScript project to a TypeScript project are unavoidable by TypeScript's nature. TypeScript checks all code for validity and thus it needs to know about all functions and variables that are used. Thus type definitions need to be in place for all of them otherwise compilation errors are bound to occur. As mentioned in the chapter above, for pretty much any JavaScript framework there are </text:span><text:span text:style-name="T20">.d.ts</text:span><text:span text:style-name="T6"> files that can easily be acquired with a few </text:span><text:span text:style-name="T20">typings install</text:span><text:span text:style-name="T6"> commands. It might however be that you've used some obscure library for which no TypeScript definitions are available or that you've polyfilled some JavaScript primitives. In that case you must supply type definitions for these bits in order for the compilation errors to dissapear. Just create a </text:span><text:span text:style-name="T20">.d.ts</text:span><text:span text:style-name="T6"> file and include it in the tsconfig.json's </text:span><text:span text:style-name="T20">files</text:span><text:span text:style-name="T6"> array, so that it is always considered by the TypeScript compiler. In it declare those bits that TypeScript does not know about as type </text:span><text:span text:style-name="T20">any</text:span><text:span text:style-name="T6">. Once you've eliminated all errors you can gradually introduce typing to those parts according to your needs.</text:span></text:p>
      <text:p text:style-name="P14"><text:soft-page-break/>Some work on (re)configuring your build pipeline will also be needed to get TypeScript into the build pipeline. As mentioned in the chapter on compilation there are plenty of good resources out there and I encourage you to look for seed projects that use the combination of tools you want to be working with.</text:p>
      <text:p text:style-name="P13"/>
      <text:p text:style-name="P24"><text:a xlink:type="simple" xlink:href="https://www.youtube.com/watch?v=-PR_XqW9JJU" text:style-name="Internet_20_link" text:visited-style-name="Visited_20_Internet_20_Link">https://www.youtube.com/watch?v=-PR_XqW9JJU</text:a></text:p>
      <text:p text:style-name="P23"><text:a xlink:type="simple" xlink:href="https://www.youtube.com/watch?v=qRD7bkK7m10" text:style-name="Internet_20_link" text:visited-style-name="Visited_20_Internet_20_Link">https://www.youtube.com/watch?v=qRD7bkK7m10</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21:40:29.956614705</meta:creation-date>
    <dc:date>2017-11-05T22:50:39.299174916</dc:date>
    <meta:editing-duration>PT30S</meta:editing-duration>
    <meta:editing-cycles>5</meta:editing-cycles>
    <meta:generator>LibreOffice/5.1.6.2$Linux_X86_64 LibreOffice_project/10m0$Build-2</meta:generator>
    <meta:document-statistic meta:table-count="0" meta:image-count="0" meta:object-count="0" meta:page-count="5" meta:paragraph-count="40" meta:word-count="2404" meta:character-count="14378" meta:non-whitespace-character-count="12017"/>
  </office:meta>
</office:document-meta>
</file>